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m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přidáme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 <text:span text:style-name="T198"/> <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před 5.3</text:span> měla stránku Barvy v <text:span text:style-name="Strong_20_Emphasis">Nástroje &gt; Možnosti</text:span>, kde bychom mohli přidat vlastní barvy do palety barev, například tak, aby <text:span text:style-name="T158"/>přesně odpovídaly podnikovému barevnému schématu. Tato stránka byla odstraněna. Postup pro definici <text:span text:style-name="T159"/>vlastní barvy je nyní následující:</text:p>
      <text:list xml:id="list111553462247237" text:continue-list="list111553626092472" text:style-name="Numbering_20_1">
        <text:list-item text:start-value="1">
          <text:p text:style-name="Numbering_20_1">Vložíme jakýkoliv objekt kresby,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Objekt kresby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